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4D0000027124BD74F9C61D98D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24pt" style:font-size-asian="24pt" style:font-size-complex="24pt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24pt" officeooo:rsid="0011e1fb" officeooo:paragraph-rsid="0011e1fb" style:font-size-asian="24pt" style:font-size-complex="2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tividad 4.3.5 Fusión de ramas en Git (merge)</text:h>
      <text:p text:style-name="P2"/>
      <text:p text:style-name="P2"/>
      <text:p text:style-name="P2"/>
      <text:p text:style-name="P3"/>
      <text:p text:style-name="P4">Alumno: Matias Pennino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" text:anchor-type="char" svg:width="17cm" svg:height="9.65cm" draw:z-index="0"><draw:image xlink:href="Pictures/100000010000044D0000027124BD74F9C61D98D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12:04:01.708000000</meta:creation-date>
    <meta:print-date>2024-04-18T12:05:37.187000000</meta:print-date>
    <meta:printed-by>Archivos PDF</meta:printed-by>
    <dc:date>2024-04-18T12:39:28.398000000</dc:date>
    <meta:editing-duration>PT33M51S</meta:editing-duration>
    <meta:editing-cycles>1</meta:editing-cycles>
    <meta:document-statistic meta:table-count="0" meta:image-count="1" meta:object-count="0" meta:page-count="1" meta:paragraph-count="2" meta:word-count="11" meta:character-count="68" meta:non-whitespace-character-count="59"/>
    <meta:generator>LibreOffice/7.6.0.3$Windows_X86_64 LibreOffice_project/69edd8b8ebc41d00b4de3915dc82f8f0fc3b6265</meta:generator>
  </office:meta>
</office:document-meta>
</file>